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ssing first half 11.10</text:p>
      <text:p text:style-name="Standard">-lineraly independent paths </text:p>
      <text:p text:style-name="Standard">-not all logical paths are linearly independent</text:p>
      <text:p text:style-name="Standard">-some are combinations of others</text:p>
      <text:p text:style-name="Standard"/>
      <text:p text:style-name="Standard">-cyclomatic complexity</text:p>
      <text:p text:style-name="Standard"><text:tab/>-number of regions in a flowgraph</text:p>
      <text:p text:style-name="Standard"><text:tab/>-or # edges -#nodes+2</text:p>
      <text:p text:style-name="Standard"><text:tab/>-or # of predicates + 1</text:p>
      <text:p text:style-name="Standard"><text:tab/>-branch coverage (conditon coverage_</text:p>
      <text:p text:style-name="Standard"><text:tab/>-ensures that each branch is both taken and not taken</text:p>
      <text:p text:style-name="Standard"><text:tab/>-not the same as all paths</text:p>
      <text:p text:style-name="Standard"><text:tab/>-statement coverage </text:p>
      <text:p text:style-name="Standard"><text:tab/>-ensure that each statements is executed at least onc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2009-11-10T12:15:24</meta:creation-date>
    <dc:date>2009-11-10T12:20:41</dc:date>
    <meta:editing-duration>PT00H05M19S</meta:editing-duration>
    <meta:editing-cycles>3</meta:editing-cycles>
    <meta:generator>OpenOffice.org/3.0$Linux OpenOffice.org_project/300m15$Build-9379</meta:generator>
    <meta:document-statistic meta:table-count="0" meta:image-count="0" meta:object-count="0" meta:page-count="1" meta:paragraph-count="13" meta:word-count="68" meta:character-count="427"/>
  </office:meta>
</office:document-meta>
</file>